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472in"/>
    </style:style>
    <style:style style:name="co2" style:family="table-column">
      <style:table-column-properties fo:break-before="auto" style:column-width="1.3807in"/>
    </style:style>
    <style:style style:name="co3" style:family="table-column">
      <style:table-column-properties fo:break-before="auto" style:column-width="0.4437in"/>
    </style:style>
    <style:style style:name="co4" style:family="table-column">
      <style:table-column-properties fo:break-before="auto" style:column-width="0.6374in"/>
    </style:style>
    <style:style style:name="co5" style:family="table-column">
      <style:table-column-properties fo:break-before="auto" style:column-width="1.0756in"/>
    </style:style>
    <style:style style:name="co6" style:family="table-column">
      <style:table-column-properties fo:break-before="auto" style:column-width="4.8346in"/>
    </style:style>
    <style:style style:name="co7" style:family="table-column">
      <style:table-column-properties fo:break-before="auto" style:column-width="1.8972in"/>
    </style:style>
    <style:style style:name="co8" style:family="table-column">
      <style:table-column-properties fo:break-before="auto" style:column-width="0.939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725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Arial" style:font-name-asian="DejaVu Sans" style:font-name-complex="DejaVu Sans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LQFP144</text:p>
          </table:table-cell>
          <table:table-cell table:style-name="ce2" office:value-type="string">
            <text:p>Pin Name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I/O Lvel</text:p>
          </table:table-cell>
          <table:table-cell table:style-name="ce2" office:value-type="string">
            <text:p>Main Function</text:p>
          </table:table-cell>
          <table:table-cell table:style-name="ce2" office:value-type="string">
            <text:p>Default Alternate Function</text:p>
          </table:table-cell>
          <table:table-cell table:style-name="ce2" office:value-type="string">
            <text:p>Remap Alternate Function</text:p>
          </table:table-cell>
          <table:table-cell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BOOT0</text:p>
          </table:table-cell>
          <table:table-cell office:value-type="string">
            <text:p>I</text:p>
          </table:table-cell>
          <table:table-cell/>
          <table:table-cell office:value-type="string">
            <text:p>BOOT0</text:p>
          </table:table-cell>
          <table:table-cell table:number-columns-repeated="3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Not Connected</text:p>
          </table:table-cell>
          <table:table-cell office:value-type="string">
            <text:p>NC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NRST</text:p>
          </table:table-cell>
          <table:table-cell office:value-type="string">
            <text:p>I/O</text:p>
          </table:table-cell>
          <table:table-cell/>
          <table:table-cell office:value-type="string">
            <text:p>NRST</text:p>
          </table:table-cell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OSC_IN</text:p>
          </table:table-cell>
          <table:table-cell office:value-type="string">
            <text:p>I</text:p>
          </table:table-cell>
          <table:table-cell/>
          <table:table-cell office:value-type="string">
            <text:p>OSC_IN</text:p>
          </table:table-cell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OSC_OUT</text:p>
          </table:table-cell>
          <table:table-cell office:value-type="string">
            <text:p>O</text:p>
          </table:table-cell>
          <table:table-cell/>
          <table:table-cell office:value-type="string">
            <text:p>OSC_OUT</text:p>
          </table:table-cell>
          <table:table-cell table:number-columns-repeated="3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PA0-WKUP</text:p>
          </table:table-cell>
          <table:table-cell office:value-type="string">
            <text:p>I/O</text:p>
          </table:table-cell>
          <table:table-cell/>
          <table:table-cell office:value-type="string">
            <text:p>PA0</text:p>
          </table:table-cell>
          <table:table-cell office:value-type="string">
            <text:p>WKUP/USART2_CTS/ADC123_IN0/TIM2_CH1_ETR/TIM5_CH1/TIM8_ETR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PA1</text:p>
          </table:table-cell>
          <table:table-cell office:value-type="string">
            <text:p>I/O</text:p>
          </table:table-cell>
          <table:table-cell/>
          <table:table-cell office:value-type="string">
            <text:p>PA1</text:p>
          </table:table-cell>
          <table:table-cell office:value-type="string">
            <text:p>USART2_RTS/ADC123_IN1/TIM5_CH2/TIM2_CH2</text:p>
          </table:table-cell>
          <table:table-cell table:number-columns-repeated="2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PA1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A10</text:p>
          </table:table-cell>
          <table:table-cell office:value-type="string">
            <text:p>USART1_RX/TIM1_CH3</text:p>
          </table:table-cell>
          <table:table-cell table:number-columns-repeated="2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PA1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A11</text:p>
          </table:table-cell>
          <table:table-cell office:value-type="string">
            <text:p>USART1_CTS/USBDM/CAN_RX/TIM1_CH4</text:p>
          </table:table-cell>
          <table:table-cell table:number-columns-repeated="2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PA1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A12</text:p>
          </table:table-cell>
          <table:table-cell office:value-type="string">
            <text:p>USART1_RTS/USBDP/CAN_TX/TIM1_ETR</text:p>
          </table:table-cell>
          <table:table-cell table:number-columns-repeated="2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PA1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JTMSSWDIO</text:p>
          </table:table-cell>
          <table:table-cell office:value-type="string">
            <text:p>PA13</text:p>
          </table:table-cell>
          <table:table-cell table:number-columns-repeated="2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PA1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JTCKSWCLK</text:p>
          </table:table-cell>
          <table:table-cell office:value-type="string">
            <text:p>PA14</text:p>
          </table:table-cell>
          <table:table-cell table:number-columns-repeated="2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PA1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JTDI</text:p>
          </table:table-cell>
          <table:table-cell office:value-type="string">
            <text:p>SPI3_NSS/I2S3_WS/TIM2_CH1_ETR</text:p>
          </table:table-cell>
          <table:table-cell office:value-type="string">
            <text:p>PA15/SPI1_NSS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PA2</text:p>
          </table:table-cell>
          <table:table-cell office:value-type="string">
            <text:p>I/O</text:p>
          </table:table-cell>
          <table:table-cell/>
          <table:table-cell office:value-type="string">
            <text:p>PA2</text:p>
          </table:table-cell>
          <table:table-cell office:value-type="string">
            <text:p>USART2_TX/TIM5_CH3/ADC123_IN2/TIM2_CH3</text:p>
          </table:table-cell>
          <table:table-cell table:number-columns-repeated="2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PA3</text:p>
          </table:table-cell>
          <table:table-cell office:value-type="string">
            <text:p>I/O</text:p>
          </table:table-cell>
          <table:table-cell/>
          <table:table-cell office:value-type="string">
            <text:p>PA3</text:p>
          </table:table-cell>
          <table:table-cell office:value-type="string">
            <text:p>USART2_RX/TIM5_CH4/ADC123_IN3/TIM2_CH4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PA4</text:p>
          </table:table-cell>
          <table:table-cell office:value-type="string">
            <text:p>I/O</text:p>
          </table:table-cell>
          <table:table-cell/>
          <table:table-cell office:value-type="string">
            <text:p>PA4</text:p>
          </table:table-cell>
          <table:table-cell office:value-type="string">
            <text:p>SPI1_NSS/USART2_CK/DAC_OUT1/ADC12_IN4</text:p>
          </table:table-cell>
          <table:table-cell table:number-columns-repeated="2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PA5</text:p>
          </table:table-cell>
          <table:table-cell office:value-type="string">
            <text:p>I/O</text:p>
          </table:table-cell>
          <table:table-cell/>
          <table:table-cell office:value-type="string">
            <text:p>PA5</text:p>
          </table:table-cell>
          <table:table-cell office:value-type="string">
            <text:p>SPI1_SCK/DAC_OUT2/ADC12_IN5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PA6</text:p>
          </table:table-cell>
          <table:table-cell office:value-type="string">
            <text:p>I/O</text:p>
          </table:table-cell>
          <table:table-cell/>
          <table:table-cell office:value-type="string">
            <text:p>PA6</text:p>
          </table:table-cell>
          <table:table-cell office:value-type="string">
            <text:p>SPI1_MISO/TIM8_BKIN/ADC12_IN6/TIM3_CH1</text:p>
          </table:table-cell>
          <table:table-cell office:value-type="string">
            <text:p>TIM1_BKIN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PA7</text:p>
          </table:table-cell>
          <table:table-cell office:value-type="string">
            <text:p>I/O</text:p>
          </table:table-cell>
          <table:table-cell/>
          <table:table-cell office:value-type="string">
            <text:p>PA7</text:p>
          </table:table-cell>
          <table:table-cell office:value-type="string">
            <text:p>SPI1_MOSI/TIM8_CH1N/ADC12_IN7/TIM3_CH2</text:p>
          </table:table-cell>
          <table:table-cell office:value-type="string">
            <text:p>TIM1_CH1N</text:p>
          </table:table-cell>
          <table:table-cell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PA8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A8</text:p>
          </table:table-cell>
          <table:table-cell office:value-type="string">
            <text:p>USART1_CK/TIM1_CH1/MCO</text:p>
          </table:table-cell>
          <table:table-cell table:number-columns-repeated="2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PA9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A9</text:p>
          </table:table-cell>
          <table:table-cell office:value-type="string">
            <text:p>USART1_TX/TIM1_CH2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PB0</text:p>
          </table:table-cell>
          <table:table-cell office:value-type="string">
            <text:p>I/O</text:p>
          </table:table-cell>
          <table:table-cell/>
          <table:table-cell office:value-type="string">
            <text:p>PB0</text:p>
          </table:table-cell>
          <table:table-cell office:value-type="string">
            <text:p>ADC12_IN8/TIM3_CH3/TIM8_CH2N</text:p>
          </table:table-cell>
          <table:table-cell office:value-type="string">
            <text:p>TIM1_CH2N</text:p>
          </table:table-cell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PB1</text:p>
          </table:table-cell>
          <table:table-cell office:value-type="string">
            <text:p>I/O</text:p>
          </table:table-cell>
          <table:table-cell/>
          <table:table-cell office:value-type="string">
            <text:p>PB1</text:p>
          </table:table-cell>
          <table:table-cell office:value-type="string">
            <text:p>ADC12_IN9/TIM3_CH4/TIM8_CH3N</text:p>
          </table:table-cell>
          <table:table-cell office:value-type="string">
            <text:p>TIM1_CH3N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PB1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10</text:p>
          </table:table-cell>
          <table:table-cell office:value-type="string">
            <text:p>I2C2_SCL/USART3_TX</text:p>
          </table:table-cell>
          <table:table-cell office:value-type="string">
            <text:p>TIM2_CH3</text:p>
          </table:table-cell>
          <table:table-cell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PB1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11</text:p>
          </table:table-cell>
          <table:table-cell office:value-type="string">
            <text:p>I2C2_SDA/USART3_RX</text:p>
          </table:table-cell>
          <table:table-cell office:value-type="string">
            <text:p>TIM2_CH4</text:p>
          </table:table-cell>
          <table:table-cell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PB1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12</text:p>
          </table:table-cell>
          <table:table-cell office:value-type="string">
            <text:p>SPI2_NSS/I2S2_WS/I2C2_SMBA/USART3_CK/TIM1_BKIN</text:p>
          </table:table-cell>
          <table:table-cell table:number-columns-repeated="2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PB1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13</text:p>
          </table:table-cell>
          <table:table-cell office:value-type="string">
            <text:p>SPI2_SCK/I2S2_CK/USART3_CTS/TIM1_CH1N</text:p>
          </table:table-cell>
          <table:table-cell table:number-columns-repeated="2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PB1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14</text:p>
          </table:table-cell>
          <table:table-cell office:value-type="string">
            <text:p>SPI2_MISO/TIM1_CH2N/USART3_RTS/</text:p>
          </table:table-cell>
          <table:table-cell table:number-columns-repeated="2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PB1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15</text:p>
          </table:table-cell>
          <table:table-cell office:value-type="string">
            <text:p>SPI2_MOSI/I2S2_SD/TIM1_CH3N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PB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2/BOOT1</text:p>
          </table:table-cell>
          <table:table-cell table:number-columns-repeated="3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PB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JTDO</text:p>
          </table:table-cell>
          <table:table-cell office:value-type="string">
            <text:p>SPI3_SCK/I2S3_CK/PB3/TRACESWO/TIM2_CH2/SPI1_SCK</text:p>
          </table:table-cell>
          <table:table-cell table:number-columns-repeated="2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PB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NJTRST</text:p>
          </table:table-cell>
          <table:table-cell office:value-type="string">
            <text:p>SPI3_MISO</text:p>
          </table:table-cell>
          <table:table-cell office:value-type="string">
            <text:p>PB4/TIM3_CH1/SPI1_MISO</text:p>
          </table:table-cell>
          <table:table-cell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PB5</text:p>
          </table:table-cell>
          <table:table-cell office:value-type="string">
            <text:p>I/O</text:p>
          </table:table-cell>
          <table:table-cell/>
          <table:table-cell office:value-type="string">
            <text:p>PB5</text:p>
          </table:table-cell>
          <table:table-cell office:value-type="string">
            <text:p>I2C1_SMBA/PI3_MOSI/I2S3_SD</text:p>
          </table:table-cell>
          <table:table-cell office:value-type="string">
            <text:p>TIM3_CH2/SPI1_MOSI</text:p>
          </table:table-cell>
          <table:table-cell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PB6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6</text:p>
          </table:table-cell>
          <table:table-cell office:value-type="string">
            <text:p>I2C1_SCL/TIM4_CH1</text:p>
          </table:table-cell>
          <table:table-cell table:style-name="ce3" office:value-type="string">
            <text:p>USART1_TX</text:p>
          </table:table-cell>
          <table:table-cell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PB7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7</text:p>
          </table:table-cell>
          <table:table-cell office:value-type="string">
            <text:p>I2C1_SDA/FSMC_NADV/TIM4_CH2/USART1_RX</text:p>
          </table:table-cell>
          <table:table-cell table:number-columns-repeated="2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PB8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8</text:p>
          </table:table-cell>
          <table:table-cell office:value-type="string">
            <text:p>TIM4_CH3/SDIO_D4I2C1_SCL/CAN_RX</text:p>
          </table:table-cell>
          <table:table-cell table:number-columns-repeated="2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PB9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B9</text:p>
          </table:table-cell>
          <table:table-cell office:value-type="string">
            <text:p>TIM4_CH4/SDIO_D5/I2C1_SDA/CAN_TX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C0</text:p>
          </table:table-cell>
          <table:table-cell office:value-type="string">
            <text:p>I/O</text:p>
          </table:table-cell>
          <table:table-cell/>
          <table:table-cell office:value-type="string">
            <text:p>PC0</text:p>
          </table:table-cell>
          <table:table-cell office:value-type="string">
            <text:p>ADC123_IN10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PC1</text:p>
          </table:table-cell>
          <table:table-cell office:value-type="string">
            <text:p>I/O</text:p>
          </table:table-cell>
          <table:table-cell/>
          <table:table-cell office:value-type="string">
            <text:p>PC1</text:p>
          </table:table-cell>
          <table:table-cell office:value-type="string">
            <text:p>ADC123_IN11</text:p>
          </table:table-cell>
          <table:table-cell table:number-columns-repeated="2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PC1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C10</text:p>
          </table:table-cell>
          <table:table-cell office:value-type="string">
            <text:p>UART4_TX/SDIO_D2</text:p>
          </table:table-cell>
          <table:table-cell office:value-type="string">
            <text:p>USART3_TX</text:p>
          </table:table-cell>
          <table:table-cell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PC1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C11</text:p>
          </table:table-cell>
          <table:table-cell office:value-type="string">
            <text:p>UART4_RX/SDIO_D3</text:p>
          </table:table-cell>
          <table:table-cell office:value-type="string">
            <text:p>USART3_RX</text:p>
          </table:table-cell>
          <table:table-cell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PC1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C12</text:p>
          </table:table-cell>
          <table:table-cell office:value-type="string">
            <text:p>UART5_TX/SDIO_CK</text:p>
          </table:table-cell>
          <table:table-cell office:value-type="string">
            <text:p>USART3_CK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C13</text:p>
          </table:table-cell>
          <table:table-cell office:value-type="string">
            <text:p>I/O</text:p>
          </table:table-cell>
          <table:table-cell/>
          <table:table-cell office:value-type="string">
            <text:p>PC13</text:p>
          </table:table-cell>
          <table:table-cell office:value-type="string">
            <text:p>TAMPER-RTC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PC14</text:p>
          </table:table-cell>
          <table:table-cell office:value-type="string">
            <text:p>I/O</text:p>
          </table:table-cell>
          <table:table-cell/>
          <table:table-cell office:value-type="string">
            <text:p>PC14</text:p>
          </table:table-cell>
          <table:table-cell office:value-type="string">
            <text:p>OSC32_IN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PC15</text:p>
          </table:table-cell>
          <table:table-cell office:value-type="string">
            <text:p>I/O</text:p>
          </table:table-cell>
          <table:table-cell/>
          <table:table-cell office:value-type="string">
            <text:p>PC15</text:p>
          </table:table-cell>
          <table:table-cell office:value-type="string">
            <text:p>OSC32_OUT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PC2</text:p>
          </table:table-cell>
          <table:table-cell office:value-type="string">
            <text:p>I/O</text:p>
          </table:table-cell>
          <table:table-cell/>
          <table:table-cell office:value-type="string">
            <text:p>PC2</text:p>
          </table:table-cell>
          <table:table-cell office:value-type="string">
            <text:p>ADC123_IN12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PC3</text:p>
          </table:table-cell>
          <table:table-cell office:value-type="string">
            <text:p>I/O</text:p>
          </table:table-cell>
          <table:table-cell/>
          <table:table-cell office:value-type="string">
            <text:p>PC3</text:p>
          </table:table-cell>
          <table:table-cell office:value-type="string">
            <text:p>ADC123_IN13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PC4</text:p>
          </table:table-cell>
          <table:table-cell office:value-type="string">
            <text:p>I/O</text:p>
          </table:table-cell>
          <table:table-cell/>
          <table:table-cell office:value-type="string">
            <text:p>PC4</text:p>
          </table:table-cell>
          <table:table-cell office:value-type="string">
            <text:p>ADC12_IN14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PC5</text:p>
          </table:table-cell>
          <table:table-cell office:value-type="string">
            <text:p>I/O</text:p>
          </table:table-cell>
          <table:table-cell/>
          <table:table-cell office:value-type="string">
            <text:p>PC5</text:p>
          </table:table-cell>
          <table:table-cell office:value-type="string">
            <text:p>ADC12_IN15</text:p>
          </table:table-cell>
          <table:table-cell table:number-columns-repeated="2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PC6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C6</text:p>
          </table:table-cell>
          <table:table-cell office:value-type="string">
            <text:p>I2S2_MCK/TIM8_CH1/SDIO_D6</text:p>
          </table:table-cell>
          <table:table-cell office:value-type="string">
            <text:p>TIM3_CH1</text:p>
          </table:table-cell>
          <table:table-cell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PC7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C7</text:p>
          </table:table-cell>
          <table:table-cell office:value-type="string">
            <text:p>I2S3_MCK/TIM8_CH2/SDIO_D7</text:p>
          </table:table-cell>
          <table:table-cell office:value-type="string">
            <text:p>TIM3_CH2</text:p>
          </table:table-cell>
          <table:table-cell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PC8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C8</text:p>
          </table:table-cell>
          <table:table-cell office:value-type="string">
            <text:p>TIM8_CH3/SDIO_D0</text:p>
          </table:table-cell>
          <table:table-cell office:value-type="string">
            <text:p>TIM3_CH3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PC9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C9</text:p>
          </table:table-cell>
          <table:table-cell office:value-type="string">
            <text:p>TIM8_CH4/SDIO_D1</text:p>
          </table:table-cell>
          <table:table-cell office:value-type="string">
            <text:p>TIM3_CH4</text:p>
          </table:table-cell>
          <table:table-cell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PD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OSC_IN</text:p>
          </table:table-cell>
          <table:table-cell office:value-type="string">
            <text:p>FSMC_D2(10)</text:p>
          </table:table-cell>
          <table:table-cell office:value-type="string">
            <text:p>CAN_RX</text:p>
          </table:table-cell>
          <table:table-cell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PD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OSC_OUT</text:p>
          </table:table-cell>
          <table:table-cell office:value-type="string">
            <text:p>FSMC_D3(10)</text:p>
          </table:table-cell>
          <table:table-cell office:value-type="string">
            <text:p>CAN_TX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PD1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10</text:p>
          </table:table-cell>
          <table:table-cell office:value-type="string">
            <text:p>FSMC_D15</text:p>
          </table:table-cell>
          <table:table-cell office:value-type="string">
            <text:p>USART3_CK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PD1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11</text:p>
          </table:table-cell>
          <table:table-cell office:value-type="string">
            <text:p>FSMC_A16</text:p>
          </table:table-cell>
          <table:table-cell office:value-type="string">
            <text:p>USART3_CTS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PD1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12</text:p>
          </table:table-cell>
          <table:table-cell office:value-type="string">
            <text:p>FSMC_A17/TIM4_CH1/USART3_RTS</text:p>
          </table:table-cell>
          <table:table-cell table:number-columns-repeated="2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PD1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13</text:p>
          </table:table-cell>
          <table:table-cell office:value-type="string">
            <text:p>FSMC_A18</text:p>
          </table:table-cell>
          <table:table-cell office:value-type="string">
            <text:p>TIM4_CH2</text:p>
          </table:table-cell>
          <table:table-cell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PD1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14</text:p>
          </table:table-cell>
          <table:table-cell office:value-type="string">
            <text:p>FSMC_D0</text:p>
          </table:table-cell>
          <table:table-cell office:value-type="string">
            <text:p>TIM4_CH3</text:p>
          </table:table-cell>
          <table:table-cell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PD1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15</text:p>
          </table:table-cell>
          <table:table-cell office:value-type="string">
            <text:p>FSMC_D1</text:p>
          </table:table-cell>
          <table:table-cell office:value-type="string">
            <text:p>TIM4_CH4</text:p>
          </table:table-cell>
          <table:table-cell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PD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2</text:p>
          </table:table-cell>
          <table:table-cell office:value-type="string">
            <text:p>TIM3_ETR/UART5_RX/SDIO_CMD</text:p>
          </table:table-cell>
          <table:table-cell table:number-columns-repeated="2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PD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3</text:p>
          </table:table-cell>
          <table:table-cell office:value-type="string">
            <text:p>FSMC_CLK</text:p>
          </table:table-cell>
          <table:table-cell office:value-type="string">
            <text:p>USART2_CTS</text:p>
          </table:table-cell>
          <table:table-cell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PD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4</text:p>
          </table:table-cell>
          <table:table-cell office:value-type="string">
            <text:p>FSMC_NOE</text:p>
          </table:table-cell>
          <table:table-cell office:value-type="string">
            <text:p>USART2_RTS</text:p>
          </table:table-cell>
          <table:table-cell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PD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5</text:p>
          </table:table-cell>
          <table:table-cell office:value-type="string">
            <text:p>FSMC_NWE</text:p>
          </table:table-cell>
          <table:table-cell office:value-type="string">
            <text:p>USART2_TX</text:p>
          </table:table-cell>
          <table:table-cell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PD6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6</text:p>
          </table:table-cell>
          <table:table-cell office:value-type="string">
            <text:p>FSMC_NWAIT</text:p>
          </table:table-cell>
          <table:table-cell office:value-type="string">
            <text:p>USART2_RX</text:p>
          </table:table-cell>
          <table:table-cell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PD7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7</text:p>
          </table:table-cell>
          <table:table-cell office:value-type="string">
            <text:p>FSMC_NE1/FSMC_NCE2</text:p>
          </table:table-cell>
          <table:table-cell office:value-type="string">
            <text:p>USART2_CK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PD8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8</text:p>
          </table:table-cell>
          <table:table-cell office:value-type="string">
            <text:p>FSMC_D13</text:p>
          </table:table-cell>
          <table:table-cell office:value-type="string">
            <text:p>USART3_TX</text:p>
          </table:table-cell>
          <table:table-cell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PD9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D9</text:p>
          </table:table-cell>
          <table:table-cell office:value-type="string">
            <text:p>FSMC_D14</text:p>
          </table:table-cell>
          <table:table-cell office:value-type="string">
            <text:p>USART3_RX</text:p>
          </table:table-cell>
          <table:table-cell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PE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0</text:p>
          </table:table-cell>
          <table:table-cell office:value-type="string">
            <text:p>TIM4_ETR/FSMC_NBL0</text:p>
          </table:table-cell>
          <table:table-cell table:number-columns-repeated="2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PE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1</text:p>
          </table:table-cell>
          <table:table-cell office:value-type="string">
            <text:p>FSMC_NBL1</text:p>
          </table:table-cell>
          <table:table-cell table:number-columns-repeated="2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PE1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10</text:p>
          </table:table-cell>
          <table:table-cell office:value-type="string">
            <text:p>FSMC_D7</text:p>
          </table:table-cell>
          <table:table-cell office:value-type="string">
            <text:p>TIM1_CH2N</text:p>
          </table:table-cell>
          <table:table-cell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PE1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11</text:p>
          </table:table-cell>
          <table:table-cell office:value-type="string">
            <text:p>FSMC_D8</text:p>
          </table:table-cell>
          <table:table-cell office:value-type="string">
            <text:p>TIM1_CH2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PE1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12</text:p>
          </table:table-cell>
          <table:table-cell office:value-type="string">
            <text:p>FSMC_D9</text:p>
          </table:table-cell>
          <table:table-cell office:value-type="string">
            <text:p>TIM1_CH3N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PE1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13</text:p>
          </table:table-cell>
          <table:table-cell office:value-type="string">
            <text:p>FSMC_D10</text:p>
          </table:table-cell>
          <table:table-cell office:value-type="string">
            <text:p>TIM1_CH3</text:p>
          </table:table-cell>
          <table:table-cell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PE1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14</text:p>
          </table:table-cell>
          <table:table-cell office:value-type="string">
            <text:p>FSMC_D11</text:p>
          </table:table-cell>
          <table:table-cell office:value-type="string">
            <text:p>TIM1_CH4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PE1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15</text:p>
          </table:table-cell>
          <table:table-cell office:value-type="string">
            <text:p>FSMC_D12</text:p>
          </table:table-cell>
          <table:table-cell office:value-type="string">
            <text:p>TIM1_BKIN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E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2</text:p>
          </table:table-cell>
          <table:table-cell office:value-type="string">
            <text:p>TRACECK/FSMC_A23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E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3</text:p>
          </table:table-cell>
          <table:table-cell office:value-type="string">
            <text:p>TRACED0/FSMC_A19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E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4</text:p>
          </table:table-cell>
          <table:table-cell office:value-type="string">
            <text:p>TRACED1/FSMC_A20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PE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5</text:p>
          </table:table-cell>
          <table:table-cell office:value-type="string">
            <text:p>TRACED2/FSMC_A21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E6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6</text:p>
          </table:table-cell>
          <table:table-cell office:value-type="string">
            <text:p>TRACED3/FSMC_A22</text:p>
          </table:table-cell>
          <table:table-cell table:number-columns-repeated="2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PE7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7</text:p>
          </table:table-cell>
          <table:table-cell office:value-type="string">
            <text:p>FSMC_D4</text:p>
          </table:table-cell>
          <table:table-cell office:value-type="string">
            <text:p>TIM1_ETR</text:p>
          </table:table-cell>
          <table:table-cell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PE8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8</text:p>
          </table:table-cell>
          <table:table-cell office:value-type="string">
            <text:p>FSMC_D5</text:p>
          </table:table-cell>
          <table:table-cell office:value-type="string">
            <text:p>TIM1_CH1N</text:p>
          </table:table-cell>
          <table:table-cell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PE9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E9</text:p>
          </table:table-cell>
          <table:table-cell office:value-type="string">
            <text:p>FSMC_D6</text:p>
          </table:table-cell>
          <table:table-cell office:value-type="string">
            <text:p>TIM1_CH1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F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F0</text:p>
          </table:table-cell>
          <table:table-cell office:value-type="string">
            <text:p>FSMC_A0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PF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F1</text:p>
          </table:table-cell>
          <table:table-cell office:value-type="string">
            <text:p>FSMC_A1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PF10</text:p>
          </table:table-cell>
          <table:table-cell office:value-type="string">
            <text:p>I/O</text:p>
          </table:table-cell>
          <table:table-cell/>
          <table:table-cell office:value-type="string">
            <text:p>PF10</text:p>
          </table:table-cell>
          <table:table-cell office:value-type="string">
            <text:p>ADC3_IN8/FSMC_INTR</text:p>
          </table:table-cell>
          <table:table-cell table:number-columns-repeated="2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PF1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F11</text:p>
          </table:table-cell>
          <table:table-cell office:value-type="string">
            <text:p>FSMC_NIOS16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PF1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F12</text:p>
          </table:table-cell>
          <table:table-cell office:value-type="string">
            <text:p>FSMC_A6</text:p>
          </table:table-cell>
          <table:table-cell table:number-columns-repeated="2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PF1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F13</text:p>
          </table:table-cell>
          <table:table-cell office:value-type="string">
            <text:p>FSMC_A7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PF1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F14</text:p>
          </table:table-cell>
          <table:table-cell office:value-type="string">
            <text:p>FSMC_A8</text:p>
          </table:table-cell>
          <table:table-cell table:number-columns-repeated="2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PF1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F15</text:p>
          </table:table-cell>
          <table:table-cell office:value-type="string">
            <text:p>FSMC_A9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PF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F2</text:p>
          </table:table-cell>
          <table:table-cell office:value-type="string">
            <text:p>FSMC_A2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PF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F3</text:p>
          </table:table-cell>
          <table:table-cell office:value-type="string">
            <text:p>FSMC_A3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PF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F4</text:p>
          </table:table-cell>
          <table:table-cell office:value-type="string">
            <text:p>FSMC_A4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PF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F5</text:p>
          </table:table-cell>
          <table:table-cell office:value-type="string">
            <text:p>FSMC_A5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PF6</text:p>
          </table:table-cell>
          <table:table-cell office:value-type="string">
            <text:p>I/O</text:p>
          </table:table-cell>
          <table:table-cell/>
          <table:table-cell office:value-type="string">
            <text:p>PF6</text:p>
          </table:table-cell>
          <table:table-cell office:value-type="string">
            <text:p>ADC3_IN4/FSMC_NIORD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PF7</text:p>
          </table:table-cell>
          <table:table-cell office:value-type="string">
            <text:p>I/O</text:p>
          </table:table-cell>
          <table:table-cell/>
          <table:table-cell office:value-type="string">
            <text:p>PF7</text:p>
          </table:table-cell>
          <table:table-cell office:value-type="string">
            <text:p>ADC3_IN5/FSMC_NREG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PF8</text:p>
          </table:table-cell>
          <table:table-cell office:value-type="string">
            <text:p>I/O</text:p>
          </table:table-cell>
          <table:table-cell/>
          <table:table-cell office:value-type="string">
            <text:p>PF8</text:p>
          </table:table-cell>
          <table:table-cell office:value-type="string">
            <text:p>ADC3_IN6/FSMC_NIOWR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PF9</text:p>
          </table:table-cell>
          <table:table-cell office:value-type="string">
            <text:p>I/O</text:p>
          </table:table-cell>
          <table:table-cell/>
          <table:table-cell office:value-type="string">
            <text:p>PF9</text:p>
          </table:table-cell>
          <table:table-cell office:value-type="string">
            <text:p>ADC3_IN7/FSMC_CD</text:p>
          </table:table-cell>
          <table:table-cell table:number-columns-repeated="2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PG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0</text:p>
          </table:table-cell>
          <table:table-cell office:value-type="string">
            <text:p>FSMC_A10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PG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1</text:p>
          </table:table-cell>
          <table:table-cell office:value-type="string">
            <text:p>FSMC_A11</text:p>
          </table:table-cell>
          <table:table-cell table:number-columns-repeated="2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PG10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10</text:p>
          </table:table-cell>
          <table:table-cell office:value-type="string">
            <text:p>FSMC_NCE4_1/FSMC_NE3</text:p>
          </table:table-cell>
          <table:table-cell table:number-columns-repeated="2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PG11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11</text:p>
          </table:table-cell>
          <table:table-cell office:value-type="string">
            <text:p>FSMC_NCE4_2</text:p>
          </table:table-cell>
          <table:table-cell table:number-columns-repeated="2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PG1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12</text:p>
          </table:table-cell>
          <table:table-cell office:value-type="string">
            <text:p>FSMC_NE4</text:p>
          </table:table-cell>
          <table:table-cell table:number-columns-repeated="2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PG1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13</text:p>
          </table:table-cell>
          <table:table-cell office:value-type="string">
            <text:p>FSMC_A24</text:p>
          </table:table-cell>
          <table:table-cell table:number-columns-repeated="2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PG1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14</text:p>
          </table:table-cell>
          <table:table-cell office:value-type="string">
            <text:p>FSMC_A25</text:p>
          </table:table-cell>
          <table:table-cell table:number-columns-repeated="2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PG1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15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PG2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2</text:p>
          </table:table-cell>
          <table:table-cell office:value-type="string">
            <text:p>FSMC_A12</text:p>
          </table:table-cell>
          <table:table-cell table:number-columns-repeated="2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PG3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3</text:p>
          </table:table-cell>
          <table:table-cell office:value-type="string">
            <text:p>FSMC_A13</text:p>
          </table:table-cell>
          <table:table-cell table:number-columns-repeated="2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PG4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4</text:p>
          </table:table-cell>
          <table:table-cell office:value-type="string">
            <text:p>FSMC_A14</text:p>
          </table:table-cell>
          <table:table-cell table:number-columns-repeated="2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PG5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5</text:p>
          </table:table-cell>
          <table:table-cell office:value-type="string">
            <text:p>FSMC_A15</text:p>
          </table:table-cell>
          <table:table-cell table:number-columns-repeated="2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PG6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6</text:p>
          </table:table-cell>
          <table:table-cell office:value-type="string">
            <text:p>FSMC_INT2</text:p>
          </table:table-cell>
          <table:table-cell table:number-columns-repeated="2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PG7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7</text:p>
          </table:table-cell>
          <table:table-cell office:value-type="string">
            <text:p>FSMC_INT3</text:p>
          </table:table-cell>
          <table:table-cell table:number-columns-repeated="2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PG8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8</text:p>
          </table:table-cell>
          <table:table-cell table:number-columns-repeated="3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PG9</text:p>
          </table:table-cell>
          <table:table-cell office:value-type="string">
            <text:p>I/O</text:p>
          </table:table-cell>
          <table:table-cell office:value-type="string">
            <text:p>FT</text:p>
          </table:table-cell>
          <table:table-cell office:value-type="string">
            <text:p>PG9</text:p>
          </table:table-cell>
          <table:table-cell office:value-type="string">
            <text:p>FSMC_NE2/FSMC_NCE3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VBAT</text:p>
          </table:table-cell>
          <table:table-cell office:value-type="string">
            <text:p>S</text:p>
          </table:table-cell>
          <table:table-cell/>
          <table:table-cell office:value-type="string">
            <text:p>VBAT</text:p>
          </table:table-cell>
          <table:table-cell table:number-columns-repeated="3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VDD_1</text:p>
          </table:table-cell>
          <table:table-cell office:value-type="string">
            <text:p>S</text:p>
          </table:table-cell>
          <table:table-cell/>
          <table:table-cell office:value-type="string">
            <text:p>VDD_1</text:p>
          </table:table-cell>
          <table:table-cell table:number-columns-repeated="3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VDD_10</text:p>
          </table:table-cell>
          <table:table-cell office:value-type="string">
            <text:p>S</text:p>
          </table:table-cell>
          <table:table-cell/>
          <table:table-cell office:value-type="string">
            <text:p>VDD_10</text:p>
          </table:table-cell>
          <table:table-cell table:number-columns-repeated="3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VDD_11</text:p>
          </table:table-cell>
          <table:table-cell office:value-type="string">
            <text:p>S</text:p>
          </table:table-cell>
          <table:table-cell/>
          <table:table-cell office:value-type="string">
            <text:p>VDD_11</text:p>
          </table:table-cell>
          <table:table-cell table:number-columns-repeated="3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VDD_2</text:p>
          </table:table-cell>
          <table:table-cell office:value-type="string">
            <text:p>S</text:p>
          </table:table-cell>
          <table:table-cell/>
          <table:table-cell office:value-type="string">
            <text:p>VDD_2</text:p>
          </table:table-cell>
          <table:table-cell table:number-columns-repeated="3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VDD_3</text:p>
          </table:table-cell>
          <table:table-cell office:value-type="string">
            <text:p>S</text:p>
          </table:table-cell>
          <table:table-cell/>
          <table:table-cell office:value-type="string">
            <text:p>VDD_3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VDD_4</text:p>
          </table:table-cell>
          <table:table-cell office:value-type="string">
            <text:p>S</text:p>
          </table:table-cell>
          <table:table-cell/>
          <table:table-cell office:value-type="string">
            <text:p>VDD_4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VDD_5</text:p>
          </table:table-cell>
          <table:table-cell office:value-type="string">
            <text:p>S</text:p>
          </table:table-cell>
          <table:table-cell/>
          <table:table-cell office:value-type="string">
            <text:p>VDD_5</text:p>
          </table:table-cell>
          <table:table-cell table:number-columns-repeated="3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VDD_6</text:p>
          </table:table-cell>
          <table:table-cell office:value-type="string">
            <text:p>S</text:p>
          </table:table-cell>
          <table:table-cell/>
          <table:table-cell office:value-type="string">
            <text:p>VDD_6</text:p>
          </table:table-cell>
          <table:table-cell table:number-columns-repeated="3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VDD_7</text:p>
          </table:table-cell>
          <table:table-cell office:value-type="string">
            <text:p>S</text:p>
          </table:table-cell>
          <table:table-cell/>
          <table:table-cell office:value-type="string">
            <text:p>VDD_7</text:p>
          </table:table-cell>
          <table:table-cell table:number-columns-repeated="3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VDD_8</text:p>
          </table:table-cell>
          <table:table-cell office:value-type="string">
            <text:p>S</text:p>
          </table:table-cell>
          <table:table-cell/>
          <table:table-cell office:value-type="string">
            <text:p>VDD_8</text:p>
          </table:table-cell>
          <table:table-cell table:number-columns-repeated="3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VDD_9</text:p>
          </table:table-cell>
          <table:table-cell office:value-type="string">
            <text:p>S</text:p>
          </table:table-cell>
          <table:table-cell/>
          <table:table-cell office:value-type="string">
            <text:p>VDD_9</text:p>
          </table:table-cell>
          <table:table-cell table:number-columns-repeated="3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VDDA</text:p>
          </table:table-cell>
          <table:table-cell office:value-type="string">
            <text:p>S</text:p>
          </table:table-cell>
          <table:table-cell/>
          <table:table-cell office:value-type="string">
            <text:p>VDDA</text:p>
          </table:table-cell>
          <table:table-cell table:number-columns-repeated="3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VREF-</text:p>
          </table:table-cell>
          <table:table-cell office:value-type="string">
            <text:p>S</text:p>
          </table:table-cell>
          <table:table-cell/>
          <table:table-cell office:value-type="string">
            <text:p>VREF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VREF+</text:p>
          </table:table-cell>
          <table:table-cell office:value-type="string">
            <text:p>S</text:p>
          </table:table-cell>
          <table:table-cell/>
          <table:table-cell office:value-type="string">
            <text:p>VREF+</text:p>
          </table:table-cell>
          <table:table-cell table:number-columns-repeated="3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VSS_1</text:p>
          </table:table-cell>
          <table:table-cell office:value-type="string">
            <text:p>S</text:p>
          </table:table-cell>
          <table:table-cell/>
          <table:table-cell office:value-type="string">
            <text:p>VSS_1</text:p>
          </table:table-cell>
          <table:table-cell table:number-columns-repeated="3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VSS_10</text:p>
          </table:table-cell>
          <table:table-cell office:value-type="string">
            <text:p>S</text:p>
          </table:table-cell>
          <table:table-cell/>
          <table:table-cell office:value-type="string">
            <text:p>VSS_10</text:p>
          </table:table-cell>
          <table:table-cell table:number-columns-repeated="3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VSS_11</text:p>
          </table:table-cell>
          <table:table-cell office:value-type="string">
            <text:p>S</text:p>
          </table:table-cell>
          <table:table-cell/>
          <table:table-cell office:value-type="string">
            <text:p>VSS_11</text:p>
          </table:table-cell>
          <table:table-cell table:number-columns-repeated="3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VSS_2</text:p>
          </table:table-cell>
          <table:table-cell office:value-type="string">
            <text:p>S</text:p>
          </table:table-cell>
          <table:table-cell/>
          <table:table-cell office:value-type="string">
            <text:p>VSS_2</text:p>
          </table:table-cell>
          <table:table-cell table:number-columns-repeated="3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VSS_3</text:p>
          </table:table-cell>
          <table:table-cell office:value-type="string">
            <text:p>S</text:p>
          </table:table-cell>
          <table:table-cell/>
          <table:table-cell office:value-type="string">
            <text:p>VSS_3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VSS_4</text:p>
          </table:table-cell>
          <table:table-cell office:value-type="string">
            <text:p>S</text:p>
          </table:table-cell>
          <table:table-cell/>
          <table:table-cell office:value-type="string">
            <text:p>VSS_4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VSS_5</text:p>
          </table:table-cell>
          <table:table-cell office:value-type="string">
            <text:p>S</text:p>
          </table:table-cell>
          <table:table-cell/>
          <table:table-cell office:value-type="string">
            <text:p>VSS_5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VSS_6</text:p>
          </table:table-cell>
          <table:table-cell office:value-type="string">
            <text:p>S</text:p>
          </table:table-cell>
          <table:table-cell/>
          <table:table-cell office:value-type="string">
            <text:p>VSS_6</text:p>
          </table:table-cell>
          <table:table-cell table:number-columns-repeated="3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VSS_7</text:p>
          </table:table-cell>
          <table:table-cell office:value-type="string">
            <text:p>S</text:p>
          </table:table-cell>
          <table:table-cell/>
          <table:table-cell office:value-type="string">
            <text:p>VSS_7</text:p>
          </table:table-cell>
          <table:table-cell table:number-columns-repeated="3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VSS_8</text:p>
          </table:table-cell>
          <table:table-cell office:value-type="string">
            <text:p>S</text:p>
          </table:table-cell>
          <table:table-cell/>
          <table:table-cell office:value-type="string">
            <text:p>VSS_8</text:p>
          </table:table-cell>
          <table:table-cell table:number-columns-repeated="3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VSS_9</text:p>
          </table:table-cell>
          <table:table-cell office:value-type="string">
            <text:p>S</text:p>
          </table:table-cell>
          <table:table-cell/>
          <table:table-cell office:value-type="string">
            <text:p>VSS_9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VSSA</text:p>
          </table:table-cell>
          <table:table-cell office:value-type="string">
            <text:p>S</text:p>
          </table:table-cell>
          <table:table-cell/>
          <table:table-cell office:value-type="string">
            <text:p>VSSA</text:p>
          </table:table-cell>
          <table:table-cell table:number-columns-repeated="3"/>
        </table:table-row>
      </table:table>
      <table:database-ranges>
        <table:database-range table:target-range-address="Sheet1.A2:Sheet1.G14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5">02/05/2010</text:date>, <text:time>22:0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2-05T22:08:01</dc:date>
    <meta:generator>OpenOffice.org/3.0$Linux OpenOffice.org_project/300m15$Build-9379</meta:generator>
    <meta:editing-duration>PT12H26M43S</meta:editing-duration>
    <meta:editing-cycles>2</meta:editing-cycles>
    <meta:document-statistic meta:table-count="1" meta:cell-count="818" meta:object-count="0"/>
    <meta:user-defined meta:name="Info 1"/>
    <meta:user-defined meta:name="Info 2"/>
    <meta:user-defined meta:name="Info 3"/>
    <meta:user-defined meta:name="Info 4"/>
  </office:meta>
</office:document-meta>
</file>